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abour doesn’t agree</text:p>
          </table:table-cell>
          <table:table-cell table:number-columns-repeated="6"/>
          <table:table-cell office:value-type="string" calcext:value-type="string">
            <text:p>Line thickne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[.A2]" office:value-type="float" office:value="1" calcext:value-type="float">
            <text:p>1</text:p>
          </table:table-cell>
          <table:table-cell table:formula="of:=[.G2]*2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bour agrees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formula="of:=[.A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succeed</text:p>
          </table:table-cell>
          <table:table-cell table:number-columns-repeated="9"/>
        </table:table-row>
        <table:table-row table:style-name="ro1">
          <table:table-cell table:formula="of:=[.G2]"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table:number-columns-repeated="4"/>
          <table:table-cell table:style-name="ce3" table:formula="of:=[.A8]*[.B8]" office:value-type="float" office:value="0.95" calcext:value-type="float">
            <text:p>0.95</text:p>
          </table:table-cell>
          <table:table-cell table:formula="of:=[.G8]*20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eg efforts fail</text:p>
          </table:table-cell>
          <table:table-cell table:number-columns-repeated="9"/>
        </table:table-row>
        <table:table-row table:style-name="ro1">
          <table:table-cell table:formula="of:=[.G2]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3" table:formula="of:=[.A11]*[.B11]" office:value-type="float" office:value="0.05" calcext:value-type="float">
            <text:p>0.05</text:p>
          </table:table-cell>
          <table:table-cell table:formula="of:=[.G11]*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</text:p>
          </table:table-cell>
          <table:table-cell table:number-columns-repeated="9"/>
        </table:table-row>
        <table:table-row table:style-name="ro1">
          <table:table-cell table:formula="of:=[.G8]"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style-name="ce3" table:formula="of:=[.A14]*[.B14]" office:value-type="float" office:value="0.0475" calcext:value-type="float">
            <text:p>0.0475</text:p>
          </table:table-cell>
          <table:table-cell table:formula="of:=[.G14]*20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agrees</text:p>
          </table:table-cell>
          <table:table-cell table:number-columns-repeated="9"/>
        </table:table-row>
        <table:table-row table:style-name="ro1">
          <table:table-cell table:formula="of:=[.G14]" office:value-type="float" office:value="0.0475" calcext:value-type="float">
            <text:p>0.04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17]*[.B17]" office:value-type="float" office:value="0.04275" calcext:value-type="float">
            <text:p>0.04275</text:p>
          </table:table-cell>
          <table:table-cell table:formula="of:=[.G17]*20" office:value-type="float" office:value="0.855" calcext:value-type="float">
            <text:p>0.85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EU disagrees</text:p>
          </table:table-cell>
          <table:table-cell table:number-columns-repeated="9"/>
        </table:table-row>
        <table:table-row table:style-name="ro1">
          <table:table-cell table:formula="of:=[.G14]" office:value-type="float" office:value="0.0475" calcext:value-type="float">
            <text:p>0.04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20]*[.B20]" office:value-type="float" office:value="0.00475" calcext:value-type="float">
            <text:p>0.00475</text:p>
          </table:table-cell>
          <table:table-cell table:formula="of:=[.G20]*20" office:value-type="float" office:value="0.095" calcext:value-type="float">
            <text:p>0.0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Agrees</text:p>
          </table:table-cell>
          <table:table-cell table:number-columns-repeated="9"/>
        </table:table-row>
        <table:table-row table:style-name="ro1">
          <table:table-cell table:formula="of:=[.G17]" office:value-type="float" office:value="0.04275" calcext:value-type="float">
            <text:p>0.0427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23]*[.B23]" office:value-type="float" office:value="0.021375" calcext:value-type="float">
            <text:p>0.021375</text:p>
          </table:table-cell>
          <table:table-cell table:formula="of:=[.G23]*20" office:value-type="float" office:value="0.4275" calcext:value-type="float">
            <text:p>0.42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Commons Disagrees</text:p>
          </table:table-cell>
          <table:table-cell table:number-columns-repeated="9"/>
        </table:table-row>
        <table:table-row table:style-name="ro1">
          <table:table-cell table:formula="of:=[.G17]" office:value-type="float" office:value="0.04275" calcext:value-type="float">
            <text:p>0.04275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3" table:formula="of:=[.A26]*[.B26]" office:value-type="float" office:value="0.021375" calcext:value-type="float">
            <text:p>0.021375</text:p>
          </table:table-cell>
          <table:table-cell table:formula="of:=[.G26]*20" office:value-type="float" office:value="0.4275" calcext:value-type="float">
            <text:p>0.42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riginal NI Backstop, DUP furious</text:p>
          </table:table-cell>
          <table:table-cell table:number-columns-repeated="9"/>
        </table:table-row>
        <table:table-row table:style-name="ro1">
          <table:table-cell table:formula="of:=[.G20]" office:value-type="float" office:value="0.00475" calcext:value-type="float">
            <text:p>0.00475</text:p>
          </table:table-cell>
          <table:table-cell table:number-columns-repeated="5"/>
          <table:table-cell table:style-name="ce3" table:formula="of:=[.A29]" office:value-type="float" office:value="0.00475" calcext:value-type="float">
            <text:p>0.00475</text:p>
          </table:table-cell>
          <table:table-cell table:number-columns-repeated="3"/>
        </table:table-row>
        <table:table-row table:style-name="ro1">
          <table:table-cell table:formula="of:=[.G26]" office:value-type="float" office:value="0.021375" calcext:value-type="float">
            <text:p>0.021375</text:p>
          </table:table-cell>
          <table:table-cell table:number-columns-repeated="5"/>
          <table:table-cell table:style-name="ce3" table:formula="of:=[.A30]" office:value-type="float" office:value="0.021375" calcext:value-type="float">
            <text:p>0.02137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29:.G30])" office:value-type="float" office:value="0.026125" calcext:value-type="float">
            <text:p>0.026125</text:p>
          </table:table-cell>
          <table:table-cell table:formula="of:=[.G31]*20" office:value-type="float" office:value="0.5225" calcext:value-type="float">
            <text:p>0.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 food backstop</text:p>
          </table:table-cell>
          <table:table-cell table:number-columns-repeated="9"/>
        </table:table-row>
        <table:table-row table:style-name="ro1">
          <table:table-cell table:formula="of:=[.G8]" office:value-type="float" office:value="0.95" calcext:value-type="float">
            <text:p>0.95</text:p>
          </table:table-cell>
          <table:table-cell office:value-type="float" office:value="0.05" calcext:value-type="float">
            <text:p>0.05</text:p>
          </table:table-cell>
          <table:table-cell table:number-columns-repeated="4"/>
          <table:table-cell table:formula="of:=[.A33]*[.B33]" office:value-type="float" office:value="0.0475" calcext:value-type="float">
            <text:p>0.0475</text:p>
          </table:table-cell>
          <table:table-cell table:formula="of:=[.G33]*20"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agrees</text:p>
          </table:table-cell>
          <table:table-cell table:number-columns-repeated="9"/>
        </table:table-row>
        <table:table-row table:style-name="ro1">
          <table:table-cell table:formula="of:=[.G33]" office:value-type="float" office:value="0.0475" calcext:value-type="float">
            <text:p>0.04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36]*[.B36]" office:value-type="float" office:value="0.01425" calcext:value-type="float">
            <text:p>0.01425</text:p>
          </table:table-cell>
          <table:table-cell table:formula="of:=[.G36]*20" office:value-type="float" office:value="0.285" calcext:value-type="float">
            <text:p>0.28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EU disagrees</text:p>
          </table:table-cell>
          <table:table-cell table:number-columns-repeated="9"/>
        </table:table-row>
        <table:table-row table:style-name="ro1">
          <table:table-cell table:formula="of:=[.G33]" office:value-type="float" office:value="0.0475" calcext:value-type="float">
            <text:p>0.04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39]*[.B39]" office:value-type="float" office:value="0.03325" calcext:value-type="float">
            <text:p>0.03325</text:p>
          </table:table-cell>
          <table:table-cell table:formula="of:=[.G39]*20" office:value-type="float" office:value="0.665" calcext:value-type="float">
            <text:p>0.66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Agrees</text:p>
          </table:table-cell>
          <table:table-cell table:number-columns-repeated="9"/>
        </table:table-row>
        <table:table-row table:style-name="ro1">
          <table:table-cell table:formula="of:=[.G36]" office:value-type="float" office:value="0.01425" calcext:value-type="float">
            <text:p>0.014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42]*[.B42]" office:value-type="float" office:value="0.009975" calcext:value-type="float">
            <text:p>0.009975</text:p>
          </table:table-cell>
          <table:table-cell table:formula="of:=[.G42]*20" office:value-type="float" office:value="0.1995" calcext:value-type="float">
            <text:p>0.199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gri food backstop, Commons Disagrees</text:p>
          </table:table-cell>
          <table:table-cell table:number-columns-repeated="9"/>
        </table:table-row>
        <table:table-row table:style-name="ro1">
          <table:table-cell table:formula="of:=[.G36]" office:value-type="float" office:value="0.01425" calcext:value-type="float">
            <text:p>0.014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45]*[.B45]" office:value-type="float" office:value="0.004275" calcext:value-type="float">
            <text:p>0.004275</text:p>
          </table:table-cell>
          <table:table-cell table:formula="of:=[.G45]*20" office:value-type="float" office:value="0.0855" calcext:value-type="float">
            <text:p>0.085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</text:p>
          </table:table-cell>
          <table:table-cell table:number-columns-repeated="9"/>
        </table:table-row>
        <table:table-row table:style-name="ro1">
          <table:table-cell table:formula="of:=[.G8]"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48]*[.B48]" office:value-type="float" office:value="0.76" calcext:value-type="float">
            <text:p>0.76</text:p>
          </table:table-cell>
          <table:table-cell table:formula="of:=[.G48]*20" office:value-type="float" office:value="15.2" calcext:value-type="float">
            <text:p>15.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OK</text:p>
          </table:table-cell>
          <table:table-cell table:number-columns-repeated="9"/>
        </table:table-row>
        <table:table-row table:style-name="ro1">
          <table:table-cell table:formula="of:=[.G48]" office:value-type="float" office:value="0.76" calcext:value-type="float">
            <text:p>0.7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51]*[.B51]" office:value-type="float" office:value="0.228" calcext:value-type="float">
            <text:p>0.228</text:p>
          </table:table-cell>
          <table:table-cell table:formula="of:=[.G51]*20" office:value-type="float" office:value="4.56" calcext:value-type="float">
            <text:p>4.5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only after 31 Oct</text:p>
          </table:table-cell>
          <table:table-cell table:number-columns-repeated="9"/>
        </table:table-row>
        <table:table-row table:style-name="ro1">
          <table:table-cell table:formula="of:=[.G48]" office:value-type="float" office:value="0.76" calcext:value-type="float">
            <text:p>0.76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table:style-name="ce3" table:formula="of:=[.A54]*[.B54]" office:value-type="float" office:value="0.456" calcext:value-type="float">
            <text:p>0.456</text:p>
          </table:table-cell>
          <table:table-cell table:formula="of:=[.G54]*20"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Labour doesn’t trust</text:p>
          </table:table-cell>
          <table:table-cell table:number-columns-repeated="9"/>
        </table:table-row>
        <table:table-row table:style-name="ro1">
          <table:table-cell table:formula="of:=[.G48]" office:value-type="float" office:value="0.76" calcext:value-type="float">
            <text:p>0.7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57]*[.B57]" office:value-type="float" office:value="0.076" calcext:value-type="float">
            <text:p>0.076</text:p>
          </table:table-cell>
          <table:table-cell table:formula="of:=[.G57]*20" office:value-type="float" office:value="1.52" calcext:value-type="float">
            <text:p>1.5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Johnson doesn’t keep word – goes for 16 Oct</text:p>
          </table:table-cell>
          <table:table-cell table:number-columns-repeated="9"/>
        </table:table-row>
        <table:table-row table:style-name="ro1">
          <table:table-cell table:formula="of:=[.G54]" office:value-type="float" office:value="0.456" calcext:value-type="float">
            <text:p>0.456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60]*[.B60]" office:value-type="float" office:value="0.0456" calcext:value-type="float">
            <text:p>0.0456</text:p>
          </table:table-cell>
          <table:table-cell table:formula="of:=[.G60]*20" office:value-type="float" office:value="0.912" calcext:value-type="float">
            <text:p>0.91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Johnson retables, Johnson keeps word, after 31 Oct</text:p>
          </table:table-cell>
          <table:table-cell table:number-columns-repeated="9"/>
        </table:table-row>
        <table:table-row table:style-name="ro1">
          <table:table-cell table:formula="of:=[.G54]" office:value-type="float" office:value="0.456" calcext:value-type="float">
            <text:p>0.456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63]*[.B63]" office:value-type="float" office:value="0.4104" calcext:value-type="float">
            <text:p>0.4104</text:p>
          </table:table-cell>
          <table:table-cell table:formula="of:=[.G63]*20" office:value-type="float" office:value="8.208" calcext:value-type="float">
            <text:p>8.20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b no leg route, Johnson doesn’t keep word</text:p>
          </table:table-cell>
          <table:table-cell table:number-columns-repeated="9"/>
        </table:table-row>
        <table:table-row table:style-name="ro1">
          <table:table-cell table:formula="of:=[.G5]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66]*[.B66]" office:value-type="float" office:value="0" calcext:value-type="float">
            <text:p>0</text:p>
          </table:table-cell>
          <table:table-cell table:formula="of:=[.G66]*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ab no leg route, Johnson does keep word</text:p>
          </table:table-cell>
          <table:table-cell table:number-columns-repeated="9"/>
        </table:table-row>
        <table:table-row table:style-name="ro1">
          <table:table-cell table:formula="of:=[.G5]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69]*[.B69]" office:value-type="float" office:value="0" calcext:value-type="float">
            <text:p>0</text:p>
          </table:table-cell>
          <table:table-cell table:formula="of:=[.G69]*2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L crisis routes lead to VONC!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around 14 Oct</text:p>
          </table:table-cell>
          <table:table-cell table:number-columns-repeated="9"/>
        </table:table-row>
        <table:table-row table:style-name="ro1">
          <table:table-cell table:formula="of:=[.G31]" office:value-type="float" office:value="0.026125" calcext:value-type="float">
            <text:p>0.026125</text:p>
          </table:table-cell>
          <table:table-cell table:number-columns-repeated="5"/>
          <table:table-cell table:formula="of:=[.A74]" office:value-type="float" office:value="0.026125" calcext:value-type="float">
            <text:p>0.026125</text:p>
          </table:table-cell>
          <table:table-cell table:number-columns-repeated="3"/>
        </table:table-row>
        <table:table-row table:style-name="ro1">
          <table:table-cell table:formula="of:=[.G8]"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75]*[.B75]" office:value-type="float" office:value="0.095" calcext:value-type="float">
            <text:p>0.095</text:p>
          </table:table-cell>
          <table:table-cell table:number-columns-repeated="3"/>
        </table:table-row>
        <table:table-row table:style-name="ro1">
          <table:table-cell table:formula="of:=[.G11]" office:value-type="float" office:value="0.05" calcext:value-type="float">
            <text:p>0.05</text:p>
          </table:table-cell>
          <table:table-cell table:number-columns-repeated="5"/>
          <table:table-cell table:formula="of:=[.A76]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formula="of:=[.G66]" office:value-type="float" office:value="0" calcext:value-type="float">
            <text:p>0</text:p>
          </table:table-cell>
          <table:table-cell table:number-columns-repeated="5"/>
          <table:table-cell table:formula="of:=[.A7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74:.G77])" office:value-type="float" office:value="0.171125" calcext:value-type="float">
            <text:p>0.171125</text:p>
          </table:table-cell>
          <table:table-cell table:formula="of:=[.G78]*20" office:value-type="float" office:value="3.4225" calcext:value-type="float">
            <text:p>3.42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passes</text:p>
          </table:table-cell>
          <table:table-cell table:number-columns-repeated="9"/>
        </table:table-row>
        <table:table-row table:style-name="ro1">
          <table:table-cell table:formula="of:=[.G78]" office:value-type="float" office:value="0.171125" calcext:value-type="float">
            <text:p>0.1711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81]*[.B81]" office:value-type="float" office:value="0.1197875" calcext:value-type="float">
            <text:p>0.1197875</text:p>
          </table:table-cell>
          <table:table-cell table:formula="of:=[.G81]*20" office:value-type="float" office:value="2.39575" calcext:value-type="float">
            <text:p>2.395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 fails</text:p>
          </table:table-cell>
          <table:table-cell table:number-columns-repeated="9"/>
        </table:table-row>
        <table:table-row table:style-name="ro1">
          <table:table-cell table:formula="of:=[.G78]" office:value-type="float" office:value="0.171125" calcext:value-type="float">
            <text:p>0.1711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84]*[.B84]" office:value-type="float" office:value="0.0513375" calcext:value-type="float">
            <text:p>0.0513375</text:p>
          </table:table-cell>
          <table:table-cell table:formula="of:=[.G84]*20" office:value-type="float" office:value="1.02675" calcext:value-type="float">
            <text:p>1.026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</text:p>
          </table:table-cell>
          <table:table-cell table:number-columns-repeated="9"/>
        </table:table-row>
        <table:table-row table:style-name="ro1">
          <table:table-cell table:formula="of:=[.G81]" office:value-type="float" office:value="0.1197875" calcext:value-type="float">
            <text:p>0.11978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87]*[.B87]" office:value-type="float" office:value="0.01197875" calcext:value-type="float">
            <text:p>0.01197875</text:p>
          </table:table-cell>
          <table:table-cell table:formula="of:=[.G87]*20" office:value-type="float" office:value="0.239575" calcext:value-type="float">
            <text:p>0.2395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passes</text:p>
          </table:table-cell>
          <table:table-cell table:number-columns-repeated="9"/>
        </table:table-row>
        <table:table-row table:style-name="ro1">
          <table:table-cell table:formula="of:=[.G87]" office:value-type="float" office:value="0.01197875" calcext:value-type="float">
            <text:p>0.01197875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table:style-name="ce3" table:formula="of:=[.A90]*[.B90]" office:value-type="float" office:value="0.010780875" calcext:value-type="float">
            <text:p>0.010780875</text:p>
          </table:table-cell>
          <table:table-cell table:formula="of:=[.G90]*20" office:value-type="float" office:value="0.2156175" calcext:value-type="float">
            <text:p>0.21561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ONC, no admin, GE, leg fails</text:p>
          </table:table-cell>
          <table:table-cell table:number-columns-repeated="9"/>
        </table:table-row>
        <table:table-row table:style-name="ro1">
          <table:table-cell table:formula="of:=[.G87]" office:value-type="float" office:value="0.01197875" calcext:value-type="float">
            <text:p>0.01197875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3" table:formula="of:=[.A93]*[.B93]" office:value-type="float" office:value="0.001197875" calcext:value-type="float">
            <text:p>0.001197875</text:p>
          </table:table-cell>
          <table:table-cell table:formula="of:=[.G93]*20" office:value-type="float" office:value="0.0239575" calcext:value-type="float">
            <text:p>0.023957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dmin and GE</text:p>
          </table:table-cell>
          <table:table-cell table:number-columns-repeated="9"/>
        </table:table-row>
        <table:table-row table:style-name="ro1">
          <table:table-cell table:formula="of:=[.G81]" office:value-type="float" office:value="0.1197875" calcext:value-type="float">
            <text:p>0.11978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96]*[.B96]" office:value-type="float" office:value="0.0239575" calcext:value-type="float">
            <text:p>0.0239575</text:p>
          </table:table-cell>
          <table:table-cell table:number-columns-repeated="3"/>
        </table:table-row>
        <table:table-row table:style-name="ro1">
          <table:table-cell table:formula="of:=[.G81]" office:value-type="float" office:value="0.1197875" calcext:value-type="float">
            <text:p>0.11978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97]*[.B97]" office:value-type="float" office:value="0.0239575" calcext:value-type="float">
            <text:p>0.023957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96:.G97])" office:value-type="float" office:value="0.047915" calcext:value-type="float">
            <text:p>0.047915</text:p>
          </table:table-cell>
          <table:table-cell table:formula="of:=[.G98]*20" office:value-type="float" office:value="0.9583" calcext:value-type="float">
            <text:p>0.9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im and PV</text:p>
          </table:table-cell>
          <table:table-cell table:number-columns-repeated="9"/>
        </table:table-row>
        <table:table-row table:style-name="ro1">
          <table:table-cell table:formula="of:=[.G81]" office:value-type="float" office:value="0.1197875" calcext:value-type="float">
            <text:p>0.11978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00]*[.B100]" office:value-type="float" office:value="0.03593625" calcext:value-type="float">
            <text:p>0.03593625</text:p>
          </table:table-cell>
          <table:table-cell table:formula="of:=[.G100]*20" office:value-type="float" office:value="0.718725" calcext:value-type="float">
            <text:p>0.71872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nterim and May’s Deal</text:p>
          </table:table-cell>
          <table:table-cell table:number-columns-repeated="9"/>
        </table:table-row>
        <table:table-row table:style-name="ro1">
          <table:table-cell table:formula="of:=[.G81]" office:value-type="float" office:value="0.1197875" calcext:value-type="float">
            <text:p>0.11978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103]*[.B103]" office:value-type="float" office:value="0.0239575" calcext:value-type="float">
            <text:p>0.0239575</text:p>
          </table:table-cell>
          <table:table-cell table:formula="of:=[.G103]*20" office:value-type="float" office:value="0.47915" calcext:value-type="float">
            <text:p>0.4791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U refuses last min ext</text:p>
          </table:table-cell>
          <table:table-cell table:number-columns-repeated="9"/>
        </table:table-row>
        <table:table-row table:style-name="ro1">
          <table:table-cell table:formula="of:=[.G45]" office:value-type="float" office:value="0.004275" calcext:value-type="float">
            <text:p>0.00427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06]*[.B106]" office:value-type="float" office:value="0.0012825" calcext:value-type="float">
            <text:p>0.0012825</text:p>
          </table:table-cell>
          <table:table-cell table:number-columns-repeated="3"/>
        </table:table-row>
        <table:table-row table:style-name="ro1">
          <table:table-cell table:formula="of:=[.G39]" office:value-type="float" office:value="0.03325" calcext:value-type="float">
            <text:p>0.03325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3" table:formula="of:=[.A107]*[.B107]" office:value-type="float" office:value="0.00997500000000001" calcext:value-type="float">
            <text:p>0.00997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06:.G107])" office:value-type="float" office:value="0.0112575" calcext:value-type="float">
            <text:p>0.0112575</text:p>
          </table:table-cell>
          <table:table-cell table:formula="of:=[.G108]*20" office:value-type="float" office:value="0.22515" calcext:value-type="float">
            <text:p>0.22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 agrees last min ext</text:p>
          </table:table-cell>
          <table:table-cell table:number-columns-repeated="9"/>
        </table:table-row>
        <table:table-row table:style-name="ro1">
          <table:table-cell table:formula="of:=[.G45]" office:value-type="float" office:value="0.004275" calcext:value-type="float">
            <text:p>0.00427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10]*[.B110]" office:value-type="float" office:value="0.0029925" calcext:value-type="float">
            <text:p>0.0029925</text:p>
          </table:table-cell>
          <table:table-cell table:number-columns-repeated="3"/>
        </table:table-row>
        <table:table-row table:style-name="ro1">
          <table:table-cell table:formula="of:=[.G39]" office:value-type="float" office:value="0.03325" calcext:value-type="float">
            <text:p>0.03325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style-name="ce3" table:formula="of:=[.A111]*[.B111]" office:value-type="float" office:value="0.023275" calcext:value-type="float">
            <text:p>0.023275</text:p>
          </table:table-cell>
          <table:table-cell table:number-columns-repeated="3"/>
        </table:table-row>
        <table:table-row table:style-name="ro1">
          <table:table-cell table:formula="of:=[.G84]" office:value-type="float" office:value="0.0513375" calcext:value-type="float">
            <text:p>0.0513375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3" table:formula="of:=[.A112]*[.B112]" office:value-type="float" office:value="0.0102675" calcext:value-type="float">
            <text:p>0.010267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1" table:formula="of:=SUM([.G110:.G112])" office:value-type="float" office:value="0.036535" calcext:value-type="float">
            <text:p>0.036535</text:p>
          </table:table-cell>
          <table:table-cell table:formula="of:=[.G113]*20" office:value-type="float" office:value="0.7307" calcext:value-type="float">
            <text:p>0.730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al and orig backstop</text:p>
          </table:table-cell>
          <table:table-cell table:number-columns-repeated="9"/>
        </table:table-row>
        <table:table-row table:style-name="ro1">
          <table:table-cell table:formula="of:=[.G23]" office:value-type="float" office:value="0.021375" calcext:value-type="float">
            <text:p>0.021375</text:p>
          </table:table-cell>
          <table:table-cell table:number-columns-repeated="5"/>
          <table:table-cell table:style-name="ce1" table:formula="of:=[.A118]" office:value-type="float" office:value="0.021375" calcext:value-type="float">
            <text:p>0.021375</text:p>
          </table:table-cell>
          <table:table-cell table:formula="of:=[.G118]*100" office:value-type="float" office:value="2.1375" calcext:value-type="float">
            <text:p>2.1375</text:p>
          </table:table-cell>
          <table:table-cell table:style-name="ce2" table:formula="of:=[.H118]" office:value-type="float" office:value="2.1375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table:style-name="ce3" office:value-type="string" calcext:value-type="string">
            <text:p>Deal agri backstop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42]" office:value-type="float" office:value="0.009975" calcext:value-type="float">
            <text:p>0.009975</text:p>
          </table:table-cell>
          <table:table-cell table:number-columns-repeated="5"/>
          <table:table-cell table:style-name="ce1" table:formula="of:=[.A121]" office:value-type="float" office:value="0.009975" calcext:value-type="float">
            <text:p>0.009975</text:p>
          </table:table-cell>
          <table:table-cell table:formula="of:=[.G121]*100" office:value-type="float" office:value="0.9975" calcext:value-type="float">
            <text:p>0.9975</text:p>
          </table:table-cell>
          <table:table-cell table:style-name="ce2" table:formula="of:=[.H121]" office:value-type="float" office:value="0.9975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in late Oct or later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90]" office:value-type="float" office:value="0.010780875" calcext:value-type="float">
            <text:p>0.010780875</text:p>
          </table:table-cell>
          <table:table-cell table:number-columns-repeated="5"/>
          <table:table-cell table:formula="of:=[.A124]" office:value-type="float" office:value="0.010780875" calcext:value-type="float">
            <text:p>0.01078087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98]" office:value-type="float" office:value="0.047915" calcext:value-type="float">
            <text:p>0.047915</text:p>
          </table:table-cell>
          <table:table-cell table:number-columns-repeated="5"/>
          <table:table-cell table:formula="of:=[.A125]" office:value-type="float" office:value="0.047915" calcext:value-type="float">
            <text:p>0.04791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63]" office:value-type="float" office:value="0.4104" calcext:value-type="float">
            <text:p>0.4104</text:p>
          </table:table-cell>
          <table:table-cell table:number-columns-repeated="5"/>
          <table:table-cell table:formula="of:=[.A126]" office:value-type="float" office:value="0.4104" calcext:value-type="float">
            <text:p>0.4104</text:p>
          </table:table-cell>
          <table:table-cell/>
          <table:table-cell table:style-name="ce2"/>
          <table:table-cell/>
        </table:table-row>
        <table:table-row table:style-name="ro1">
          <table:table-cell table:formula="of:=[.G57]" office:value-type="float" office:value="0.076" calcext:value-type="float">
            <text:p>0.076</text:p>
          </table:table-cell>
          <table:table-cell table:number-columns-repeated="5"/>
          <table:table-cell table:formula="of:=[.A127]" office:value-type="float" office:value="0.076" calcext:value-type="float">
            <text:p>0.076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24:.G127])" office:value-type="float" office:value="0.545095875" calcext:value-type="float">
            <text:p>0.545095875</text:p>
          </table:table-cell>
          <table:table-cell table:formula="of:=[.G128]*100" office:value-type="float" office:value="54.5095875" calcext:value-type="float">
            <text:p>54.5095875</text:p>
          </table:table-cell>
          <table:table-cell table:style-name="ce2" table:formula="of:=[.H128]" office:value-type="float" office:value="54.5095875" calcext:value-type="float">
            <text:p>5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E mid Oc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51]" office:value-type="float" office:value="0.228" calcext:value-type="float">
            <text:p>0.228</text:p>
          </table:table-cell>
          <table:table-cell table:number-columns-repeated="5"/>
          <table:table-cell table:formula="of:=[.A131]" office:value-type="float" office:value="0.228" calcext:value-type="float">
            <text:p>0.228</text:p>
          </table:table-cell>
          <table:table-cell/>
          <table:table-cell table:style-name="ce2"/>
          <table:table-cell/>
        </table:table-row>
        <table:table-row table:style-name="ro1">
          <table:table-cell table:formula="of:=[.G60]" office:value-type="float" office:value="0.0456" calcext:value-type="float">
            <text:p>0.0456</text:p>
          </table:table-cell>
          <table:table-cell table:number-columns-repeated="5"/>
          <table:table-cell table:formula="of:=[.A132]" office:value-type="float" office:value="0.0456" calcext:value-type="float">
            <text:p>0.0456</text:p>
          </table:table-cell>
          <table:table-cell/>
          <table:table-cell table:style-name="ce2"/>
          <table:table-cell/>
        </table:table-row>
        <table:table-row table:style-name="ro1">
          <table:table-cell table:formula="of:=[.G69]" office:value-type="float" office:value="0" calcext:value-type="float">
            <text:p>0</text:p>
          </table:table-cell>
          <table:table-cell table:number-columns-repeated="5"/>
          <table:table-cell table:formula="of:=[.A133]" office:value-type="float" office:value="0" calcext:value-type="float">
            <text:p>0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31:.G133])" office:value-type="float" office:value="0.2736" calcext:value-type="float">
            <text:p>0.2736</text:p>
          </table:table-cell>
          <table:table-cell table:formula="of:=[.G134]*100" office:value-type="float" office:value="27.36" calcext:value-type="float">
            <text:p>27.36</text:p>
          </table:table-cell>
          <table:table-cell table:style-name="ce2" table:formula="of:=[.H134]" office:value-type="float" office:value="27.36" calcext:value-type="float">
            <text:p>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ople’s Vote</text:p>
          </table:table-cell>
          <table:table-cell table:number-columns-repeated="5"/>
          <table:table-cell table:style-name="ce1"/>
          <table:table-cell/>
          <table:table-cell table:style-name="ce2"/>
          <table:table-cell/>
        </table:table-row>
        <table:table-row table:style-name="ro1">
          <table:table-cell table:formula="of:=[.G100]" office:value-type="float" office:value="0.03593625" calcext:value-type="float">
            <text:p>0.03593625</text:p>
          </table:table-cell>
          <table:table-cell table:number-columns-repeated="5"/>
          <table:table-cell table:style-name="ce1" table:formula="of:=[.A137]" office:value-type="float" office:value="0.03593625" calcext:value-type="float">
            <text:p>0.03593625</text:p>
          </table:table-cell>
          <table:table-cell table:formula="of:=[.G137]*100" office:value-type="float" office:value="3.593625" calcext:value-type="float">
            <text:p>3.593625</text:p>
          </table:table-cell>
          <table:table-cell table:style-name="ce2" table:formula="of:=[.H137]" office:value-type="float" office:value="3.593625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Brexit with May’s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03]" office:value-type="float" office:value="0.0239575" calcext:value-type="float">
            <text:p>0.0239575</text:p>
          </table:table-cell>
          <table:table-cell table:number-columns-repeated="5"/>
          <table:table-cell table:style-name="ce1" table:formula="of:=[.A140]" office:value-type="float" office:value="0.0239575" calcext:value-type="float">
            <text:p>0.0239575</text:p>
          </table:table-cell>
          <table:table-cell table:formula="of:=[.G140]*100" office:value-type="float" office:value="2.39575" calcext:value-type="float">
            <text:p>2.39575</text:p>
          </table:table-cell>
          <table:table-cell table:style-name="ce2" table:formula="of:=[.H140]" office:value-type="float" office:value="2.39575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93]" office:value-type="float" office:value="0.001197875" calcext:value-type="float">
            <text:p>0.001197875</text:p>
          </table:table-cell>
          <table:table-cell table:number-columns-repeated="5"/>
          <table:table-cell table:style-name="ce3" table:formula="of:=[.A143]" office:value-type="float" office:value="0.001197875" calcext:value-type="float">
            <text:p>0.001197875</text:p>
          </table:table-cell>
          <table:table-cell/>
          <table:table-cell table:style-name="ce2"/>
          <table:table-cell/>
        </table:table-row>
        <table:table-row table:style-name="ro1">
          <table:table-cell table:formula="of:=[.G84]" office:value-type="float" office:value="0.0513375" calcext:value-type="float">
            <text:p>0.0513375</text:p>
          </table:table-cell>
          <table:table-cell office:value-type="float" office:value="0.8" calcext:value-type="float">
            <text:p>0.8</text:p>
          </table:table-cell>
          <table:table-cell table:number-columns-repeated="4"/>
          <table:table-cell table:style-name="ce3" table:formula="of:=[.A144]*[.B144]" office:value-type="float" office:value="0.04107" calcext:value-type="float">
            <text:p>0.04107</text:p>
          </table:table-cell>
          <table:table-cell/>
          <table:table-cell table:style-name="ce2"/>
          <table:table-cell/>
        </table:table-row>
        <table:table-row table:style-name="ro1">
          <table:table-cell table:formula="of:=[.G108]" office:value-type="float" office:value="0.0112575" calcext:value-type="float">
            <text:p>0.0112575</text:p>
          </table:table-cell>
          <table:table-cell table:number-columns-repeated="5"/>
          <table:table-cell table:style-name="ce3" table:formula="of:=[.A145]" office:value-type="float" office:value="0.0112575" calcext:value-type="float">
            <text:p>0.0112575</text:p>
          </table:table-cell>
          <table:table-cell/>
          <table:table-cell table:style-name="ce2"/>
          <table:table-cell/>
        </table:table-row>
        <table:table-row table:style-name="ro1">
          <table:table-cell table:number-columns-repeated="6"/>
          <table:table-cell table:style-name="ce1" table:formula="of:=SUM([.G143:.G145])" office:value-type="float" office:value="0.053525375" calcext:value-type="float">
            <text:p>0.053525375</text:p>
          </table:table-cell>
          <table:table-cell table:formula="of:=[.G146]*100" office:value-type="float" office:value="5.3525375" calcext:value-type="float">
            <text:p>5.3525375</text:p>
          </table:table-cell>
          <table:table-cell table:style-name="ce2" table:formula="of:=[.H146]" office:value-type="float" office:value="5.3525375" calcext:value-type="float">
            <text:p>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urther Ext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table:formula="of:=[.G113]" office:value-type="float" office:value="0.036535" calcext:value-type="float">
            <text:p>0.036535</text:p>
          </table:table-cell>
          <table:table-cell table:number-columns-repeated="5"/>
          <table:table-cell table:style-name="ce1" table:formula="of:=[.A148]" office:value-type="float" office:value="0.036535" calcext:value-type="float">
            <text:p>0.036535</text:p>
          </table:table-cell>
          <table:table-cell table:formula="of:=[.G148]*100" office:value-type="float" office:value="3.6535" calcext:value-type="float">
            <text:p>3.6535</text:p>
          </table:table-cell>
          <table:table-cell table:style-name="ce2" table:formula="of:=[.H148]" office:value-type="float" office:value="3.6535" calcext:value-type="float">
            <text:p>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formula="of:=SUM([.H118:.H148])" office:value-type="float" office:value="100" calcext:value-type="float">
            <text:p>100</text:p>
          </table:table-cell>
          <table:table-cell/>
          <table:table-cell table:formula="of:=SUM([.J118:.J148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22:54:47.5764856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9-03T22:34:45.918936898</meta:creation-date>
    <meta:generator>LibreOffice/6.2.0.3$MacOSX_X86_64 LibreOffice_project/98c6a8a1c6c7b144ce3cc729e34964b47ce25d62</meta:generator>
    <dc:date>2019-09-05T08:58:42.214006345</dc:date>
    <dc:creator>Jon Worth</dc:creator>
    <meta:editing-duration>PT7M12S</meta:editing-duration>
    <meta:editing-cycles>3</meta:editing-cycles>
    <meta:document-statistic meta:table-count="1" meta:cell-count="262" meta:object-count="0"/>
  </office:meta>
</office:document-meta>
</file>